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acf1d" officeooo:paragraph-rsid="000acf1d"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acf1d"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application_job.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835956621024375112"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15644358314"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2914589187016"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13.57319222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0" meta:non-whitespace-character-count="2157"/>
  </office:meta>
</office:document-meta>
</file>